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IndexOutput.writeBytes( byte [ ] b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bIndexOutput.writeByte( byte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bIndexOut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bIndexOutput.DbIndexOutput( DbDirectory directory , String name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bIndexOut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IndexOutput.seek( long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bIndexOutput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IndexOut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